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0pt" fo:font-weight="normal" style:font-size-asian="10pt" style:font-weight-asian="normal" style:font-size-complex="10pt" style:font-weight-complex="normal"/>
    </style:style>
    <style:style style:name="P2" style:family="paragraph" style:parent-style-name="Standard">
      <style:text-properties fo:color="#000000" style:font-name="Verdana" fo:font-size="10pt" fo:font-weight="bold" style:font-size-asian="10pt" style:font-weight-asian="bold" style:font-size-complex="10pt" style:font-weight-complex="bold"/>
    </style:style>
    <style:style style:name="P3" style:family="paragraph" style:parent-style-name="Standard" style:list-style-name="L6">
      <style:text-properties fo:color="#000000" style:font-name="Verdana" fo:font-size="10pt" fo:font-weight="bold" style:font-size-asian="10pt" style:font-weight-asian="bold" style:font-size-complex="10pt" style:font-weight-complex="bold"/>
    </style:style>
    <style:style style:name="P4" style:family="paragraph" style:parent-style-name="Standard" style:list-style-name="L8"/>
    <style:style style:name="P5" style:family="paragraph" style:parent-style-name="Standard">
      <style:paragraph-properties fo:margin-left="0in" fo:margin-right="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7" style:family="paragraph" style:parent-style-name="Standard">
      <style:paragraph-properties fo:margin-left="0in" fo:margin-right="0in" fo:text-indent="0in" style:auto-text-indent="false"/>
      <style:text-properties style:font-name="Verdana" fo:font-size="16pt" style:font-size-asian="16pt" style:font-size-complex="16pt"/>
    </style:style>
    <style:style style:name="P8" style:family="paragraph" style:parent-style-name="Standard">
      <style:paragraph-properties fo:margin-left="0in" fo:margin-right="0in" fo:text-indent="0in" style:auto-text-indent="false"/>
      <style:text-properties fo:color="#000000" style:font-name="Verdana" fo:font-size="10pt" fo:font-weight="normal" style:font-size-asian="10pt" style:font-weight-asian="normal" style:font-size-complex="10pt" style:font-weight-complex="normal"/>
    </style:style>
    <style:style style:name="P9" style:family="paragraph" style:parent-style-name="Standard">
      <style:paragraph-properties fo:margin-left="0in" fo:margin-right="0in" fo:text-indent="0in" style:auto-text-indent="false"/>
      <style:text-properties fo:color="#000000" style:font-name="Verdana" fo:font-size="10pt" fo:font-weight="bold" style:font-size-asian="10pt" style:font-weight-asian="bold" style:font-size-complex="10pt" style:font-weight-complex="bold"/>
    </style:style>
    <style:style style:name="P10" style:family="paragraph" style:parent-style-name="Standard" style:master-page-name="">
      <style:paragraph-properties fo:margin-left="0in" fo:margin-right="0in" fo:text-align="center" style:justify-single-word="false" fo:text-indent="0in" style:auto-text-indent="false" style:page-number="auto"/>
      <style:text-properties style:font-name="Verdana" fo:font-size="16pt" style:font-size-asian="16pt" style:font-size-complex="16pt"/>
    </style:style>
    <style:style style:name="P11" style:family="paragraph" style:parent-style-name="Text_20_body">
      <style:paragraph-properties fo:orphans="2" fo:widows="2"/>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2" style:family="paragraph" style:parent-style-name="Text_20_body" style:list-style-name="L8">
      <style:paragraph-properties fo:margin-top="0in" fo:margin-bottom="0in" fo:orphans="2" fo:widows="2"/>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3" style:family="paragraph" style:parent-style-name="Text_20_body">
      <style:paragraph-properties fo:margin-top="0in" fo:margin-bottom="0in" fo:orphans="2" fo:widows="2"/>
      <style:text-properties fo:font-variant="normal" fo:text-transform="none" fo:color="#ff3333" style:font-name="Verdana" fo:font-size="10pt" fo:letter-spacing="normal" fo:font-style="normal" fo:font-weight="normal" style:font-size-asian="10pt" style:font-weight-asian="normal" style:font-size-complex="10pt" style:font-weight-complex="normal"/>
    </style:style>
    <style:style style:name="P14" style:family="paragraph" style:parent-style-name="Text_20_body">
      <style:paragraph-properties fo:margin-top="0in" fo:margin-bottom="0in" fo:orphans="2" fo:widows="2"/>
      <style:text-properties fo:font-variant="normal" fo:text-transform="none" fo:color="#ff3333" style:font-name="Verdana" fo:font-size="10pt" fo:letter-spacing="normal" fo:font-style="normal" fo:font-weight="bold" style:font-size-asian="10pt" style:font-weight-asian="bold" style:font-size-complex="10pt" style:font-weight-complex="bold"/>
    </style:style>
    <style:style style:name="P15" style:family="paragraph" style:parent-style-name="Text_20_body" style:list-style-name="L8">
      <style:paragraph-properties fo:margin-top="0in" fo:margin-bottom="0in" fo:orphans="2" fo:widows="2"/>
    </style:style>
    <style:style style:name="P16" style:family="paragraph" style:parent-style-name="Text_20_body">
      <style:paragraph-properties fo:margin-top="0in" fo:margin-bottom="0in" fo:orphans="2" fo:widows="2"/>
      <style:text-properties fo:color="#000000" style:font-name="Verdana" fo:font-size="10pt" fo:font-weight="normal" style:font-size-asian="10pt" style:font-weight-asian="normal" style:font-size-complex="10pt" style:font-weight-complex="normal"/>
    </style:style>
    <style:style style:name="P17" style:family="paragraph" style:parent-style-name="Text_20_body" style:list-style-name="L8">
      <style:paragraph-properties fo:margin-top="0in" fo:margin-bottom="0in" fo:orphans="2" fo:widows="2"/>
      <style:text-properties fo:color="#000000" style:font-name="Verdana" fo:font-size="10pt" fo:font-weight="normal" style:font-size-asian="10pt" style:font-weight-asian="normal" style:font-size-complex="10pt" style:font-weight-complex="normal"/>
    </style:style>
    <style:style style:name="P18" style:family="paragraph" style:parent-style-name="Text_20_body">
      <style:paragraph-properties fo:margin-left="0.1563in" fo:margin-right="0in" fo:margin-top="0in" fo:margin-bottom="0in" fo:orphans="2" fo:widows="2"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9" style:family="paragraph" style:parent-style-name="Text_20_body" style:list-style-name="L1">
      <style:paragraph-properties fo:margin-left="0.1563in" fo:margin-right="0in" fo:margin-top="0in" fo:margin-bottom="0in" fo:orphans="2" fo:widows="2"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0" style:family="paragraph" style:parent-style-name="Text_20_body" style:list-style-name="L2">
      <style:paragraph-properties fo:margin-left="0.1563in" fo:margin-right="0in" fo:margin-top="0in" fo:margin-bottom="0in" fo:orphans="2" fo:widows="2"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1" style:family="paragraph" style:parent-style-name="Text_20_body">
      <style:paragraph-properties fo:margin-left="0.1563in" fo:margin-right="0in" fo:margin-top="0in" fo:margin-bottom="0in" fo:orphans="2" fo:widows="2"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22" style:family="paragraph" style:parent-style-name="Text_20_body" style:list-style-name="L2">
      <style:paragraph-properties fo:margin-left="0.1563in" fo:margin-right="0in" fo:margin-top="0in" fo:margin-bottom="0in" fo:orphans="2" fo:widows="2" fo:text-indent="0in" style:auto-text-indent="false"/>
      <style:text-properties fo:font-variant="normal" fo:text-transform="none" fo:color="#ff3333" style:font-name="Verdana" fo:font-size="10pt" fo:letter-spacing="normal" fo:font-style="normal" fo:font-weight="normal" style:font-size-asian="10pt" style:font-weight-asian="normal" style:font-size-complex="10pt" style:font-weight-complex="normal"/>
    </style:style>
    <style:style style:name="P23" style:family="paragraph" style:parent-style-name="Text_20_body" style:list-style-name="L1">
      <style:paragraph-properties fo:margin-left="0.1563in" fo:margin-right="0in" fo:margin-top="0in" fo:margin-bottom="0in" fo:orphans="2" fo:widows="2" fo:text-indent="0in" style:auto-text-indent="false"/>
    </style:style>
    <style:style style:name="P24" style:family="paragraph" style:parent-style-name="Text_20_body" style:list-style-name="L2">
      <style:paragraph-properties fo:margin-left="0.1563in" fo:margin-right="0in" fo:margin-top="0in" fo:margin-bottom="0in" fo:orphans="2" fo:widows="2" fo:text-indent="0in" style:auto-text-indent="false"/>
      <style:text-properties fo:color="#000000" style:font-name="Verdana" fo:font-size="10pt" fo:font-weight="normal" style:font-size-asian="10pt" style:font-weight-asian="normal" style:font-size-complex="10pt" style:font-weight-complex="normal"/>
    </style:style>
    <style:style style:name="P25" style:family="paragraph" style:parent-style-name="Text_20_body" style:list-style-name="L2">
      <style:paragraph-properties fo:margin-left="0.1563in" fo:margin-right="0in" fo:margin-top="0in" fo:margin-bottom="0in" fo:orphans="2" fo:widows="2" fo:text-indent="0in" style:auto-text-indent="false"/>
      <style:text-properties fo:color="#ff3333" style:font-name="Verdana" fo:font-size="10pt" fo:font-weight="normal" style:font-size-asian="10pt" style:font-weight-asian="normal" style:font-size-complex="10pt" style:font-weight-complex="normal"/>
    </style:style>
    <style:style style:name="P26" style:family="paragraph" style:parent-style-name="Text_20_body" style:list-style-name="L1">
      <style:paragraph-properties fo:margin-left="0.1563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7" style:family="paragraph" style:parent-style-name="Text_20_body" style:list-style-name="L2">
      <style:paragraph-properties fo:margin-left="0.1563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color="#000000"/>
    </style:style>
    <style:style style:name="T5" style:family="text">
      <style:text-properties fo:color="#000000" style:font-name="Verdana"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supuesto para Sistema de control de stock y caja</text:p>
      <text:p text:style-name="P7"/>
      <text:p text:style-name="P6"><text:span text:style-name="T3">Desarrollo, despliegue e implementacion a cargo de: Sebastián R. Carrizo</text:span></text:p>
      <text:p text:style-name="P6"><text:span text:style-name="T3">El sistema estará diseñado específicamente según los requerimientos aprobados por Lucas Leautier.</text:span></text:p>
      <text:p text:style-name="P6"><text:span text:style-name="T3"/></text:p>
      <text:p text:style-name="P6"><text:span text:style-name="T3">La aplicación tendra las siguientes caracteristicas y funcionalidades. Las funciones marcadas con rojo no fueron incluidas en el email inicial, </text:span></text:p>
      <text:p text:style-name="P5"/>
      <text:p text:style-name="P5">Características:</text:p>
      <text:list xml:id="list6521637105083174556" text:style-name="L1">
        <text:list-item>
          <text:p text:style-name="P19">Aplicación alojada en la nube (aplicación Web)</text:p>
          <text:list>
            <text:list-item>
              <text:p text:style-name="P23"><text:span text:style-name="T2">Nombre de dominio. Ej.: </text:span><text:a xlink:type="simple" xlink:href="http://plasticosnuevacordoba.com.ar/" office:target-frame-name="_blank" xlink:show="new" text:style-name="Internet_20_link" text:visited-style-name="Visited_20_Internet_20_Link">plasticosnuevacordoba.com.ar</text:a></text:p>
              <text:list>
                <text:list-item>
                  <text:p text:style-name="P19">Se reserva el nombre de dominio (Se incluye precio en anexo)</text:p>
                </text:list-item>
              </text:list>
            </text:list-item>
            <text:list-item>
              <text:p text:style-name="P19">Contratar servidor para alojar la aplicacion</text:p>
              <text:list>
                <text:list-item>
                  <text:p text:style-name="P19">Servidor de aplicaciones</text:p>
                </text:list-item>
                <text:list-item>
                  <text:p text:style-name="P19">Servidor de base de datos</text:p>
                </text:list-item>
              </text:list>
            </text:list-item>
          </text:list>
        </text:list-item>
        <text:list-item>
          <text:p text:style-name="P19">Escalabilidad en reglas de negocios</text:p>
          <text:list>
            <text:list-item>
              <text:p text:style-name="P19">Permitir el crecimiento creando nuevos puntos de ventas, rubros, categorías, productos</text:p>
            </text:list-item>
          </text:list>
        </text:list-item>
        <text:list-item>
          <text:p text:style-name="P19">Escalabilidad en funcionalidades</text:p>
          <text:list>
            <text:list-item>
              <text:p text:style-name="P19">Permitir el enriquecimiento de la aplicación creando nuevas funcionalidades, minimizando el tiempo de desarrollo</text:p>
            </text:list-item>
          </text:list>
        </text:list-item>
        <text:list-item>
          <text:p text:style-name="P19">Seguridad integrada</text:p>
          <text:list>
            <text:list-item>
              <text:p text:style-name="P19">Seguridad basada en usuarios, permisos y roles</text:p>
            </text:list-item>
          </text:list>
        </text:list-item>
        <text:list-item>
          <text:p text:style-name="P19">Certificado de seguridad digital</text:p>
          <text:list>
            <text:list-item>
              <text:p text:style-name="P26">Seguridad avanzada mediante instalación de certificados digitales</text:p>
            </text:list-item>
          </text:list>
        </text:list-item>
      </text:list>
      <text:p text:style-name="P16"/>
      <text:p text:style-name="P11">Funcionalidades:</text:p>
      <text:list xml:id="list8729976780115133302" text:style-name="L2">
        <text:list-item>
          <text:p text:style-name="P25"><text:span text:style-name="T1">Diseño Web personalizado</text:span></text:p>
        </text:list-item>
        <text:list-item>
          <text:p text:style-name="P24"><text:span text:style-name="T1">Parametros por defecto configurables: Se crean la primera vez cuando se ejecuta la puesta en marcha de la aplicación, y sirven como información predeterminada</text:span></text:p>
          <text:list>
            <text:list-item>
              <text:p text:style-name="P20">Dos listas de precios</text:p>
              <text:list>
                <text:list-item>
                  <text:p text:style-name="P20">Minorista</text:p>
                </text:list-item>
                <text:list-item>
                  <text:p text:style-name="P20">Mayorista</text:p>
                </text:list-item>
              </text:list>
            </text:list-item>
            <text:list-item>
              <text:p text:style-name="P20">Catalogo de productos</text:p>
              <text:list>
                <text:list-item>
                  <text:p text:style-name="P20">Rubro</text:p>
                </text:list-item>
                <text:list-item>
                  <text:p text:style-name="P20">Categoria</text:p>
                </text:list-item>
                <text:list-item>
                  <text:p text:style-name="P20">SubCategoria</text:p>
                </text:list-item>
                <text:list-item>
                  <text:p text:style-name="P20">Producto</text:p>
                </text:list-item>
              </text:list>
            </text:list-item>
            <text:list-item>
              <text:p text:style-name="P20">Envase</text:p>
              <text:list>
                <text:list-item>
                  <text:p text:style-name="P20">Define la cantidad de unidades de un determinado producto en el momento de creación de una venta</text:p>
                </text:list-item>
              </text:list>
            </text:list-item>
          </text:list>
        </text:list-item>
        <text:list-item>
          <text:p text:style-name="P20">Secciones especificas para crear nuevos elementos o moficiar elementos existentes</text:p>
          <text:list>
            <text:list-item>
              <text:p text:style-name="P20">Listas de precios</text:p>
              <text:list>
                <text:list-item>
                  <text:p text:style-name="P20">Mayorista</text:p>
                </text:list-item>
                <text:list-item>
                  <text:p text:style-name="P20">Minorista</text:p>
                </text:list-item>
              </text:list>
            </text:list-item>
            <text:list-item>
              <text:p text:style-name="P20">Catalogo de productos</text:p>
              <text:list>
                <text:list-item>
                  <text:p text:style-name="P20">Rubro</text:p>
                </text:list-item>
                <text:list-item>
                  <text:p text:style-name="P20">Categoria</text:p>
                </text:list-item>
                <text:list-item>
                  <text:p text:style-name="P20">SubCategoria</text:p>
                </text:list-item>
                <text:list-item>
                  <text:p text:style-name="P20">Producto</text:p>
                </text:list-item>
              </text:list>
            </text:list-item>
            <text:list-item>
              <text:p text:style-name="P20">Clientes</text:p>
            </text:list-item>
            <text:list-item>
              <text:p text:style-name="P20">Clientes personalizados</text:p>
              <text:list>
                <text:list-item>
                  <text:p text:style-name="P20">Se podrán configurar listas de precios, envases etc. que aplican solo a un cliente específico</text:p>
                </text:list-item>
              </text:list>
            </text:list-item>
            <text:list-item>
              <text:p text:style-name="P20">Proveedores</text:p>
            </text:list-item>
            <text:list-item>
              <text:p text:style-name="P20"><text:soft-page-break/>Crear compra</text:p>
            </text:list-item>
            <text:list-item>
              <text:p text:style-name="P20">Crear venta</text:p>
            </text:list-item>
            <text:list-item>
              <text:p text:style-name="P20">Crear presupuesto</text:p>
            </text:list-item>
            <text:list-item>
              <text:p text:style-name="P22">Herramienta de importación de items para la carga inicial de datos</text:p>
              <text:list>
                <text:list-item>
                  <text:p text:style-name="P22">Catálogo de productos</text:p>
                </text:list-item>
                <text:list-item>
                  <text:p text:style-name="P22">Clientes</text:p>
                </text:list-item>
                <text:list-item>
                  <text:p text:style-name="P22">Listas de precios</text:p>
                </text:list-item>
              </text:list>
            </text:list-item>
          </text:list>
        </text:list-item>
        <text:list-item>
          <text:p text:style-name="P20">Parámetros personalizados: permite modificar los parametros por defecto al momento de la venta</text:p>
          <text:list>
            <text:list-item>
              <text:p text:style-name="P20">Cambiar precio</text:p>
            </text:list-item>
            <text:list-item>
              <text:p text:style-name="P20">Cambiar envase</text:p>
            </text:list-item>
            <text:list-item>
              <text:p text:style-name="P20">Cambiar cantidad de unidades del producto por envase</text:p>
            </text:list-item>
          </text:list>
        </text:list-item>
        <text:list-item>
          <text:p text:style-name="P20">Control de Caja</text:p>
          <text:list>
            <text:list-item>
              <text:p text:style-name="P20">Seguimiento del capital existente contabilizado por unidad de billete</text:p>
            </text:list-item>
            <text:list-item>
              <text:p text:style-name="P20">Movimientos</text:p>
            </text:list-item>
          </text:list>
        </text:list-item>
        <text:list-item>
          <text:p text:style-name="P20">Reportes</text:p>
          <text:list>
            <text:list-item>
              <text:p text:style-name="P20">Control de stock</text:p>
              <text:list>
                <text:list-item>
                  <text:p text:style-name="P20">Se mostrará en pantalla o se imprimirá la trazabilidad por producto. Stock actual al momento de la consulta.</text:p>
                  <text:list>
                    <text:list-item>
                      <text:p text:style-name="P20">Independiente: por punto de venta</text:p>
                    </text:list-item>
                    <text:list-item>
                      <text:p text:style-name="P20">Consolidado: stock general</text:p>
                      <text:list>
                        <text:list-item>
                          <text:p text:style-name="P20">Permitirá detectar tranferencias de stock entre puntos de ventas</text:p>
                        </text:list-item>
                      </text:list>
                    </text:list-item>
                  </text:list>
                </text:list-item>
              </text:list>
            </text:list-item>
            <text:list-item>
              <text:p text:style-name="P20">Ganancia</text:p>
              <text:list>
                <text:list-item>
                  <text:p text:style-name="P20">Se calcula la ganancia obtenida</text:p>
                  <text:list>
                    <text:list-item>
                      <text:p text:style-name="P20">Por producto</text:p>
                    </text:list-item>
                    <text:list-item>
                      <text:p text:style-name="P20">Por punto de venta</text:p>
                    </text:list-item>
                    <text:list-item>
                      <text:p text:style-name="P20">Por periodo</text:p>
                    </text:list-item>
                  </text:list>
                </text:list-item>
              </text:list>
            </text:list-item>
            <text:list-item>
              <text:p text:style-name="P20">Analisis</text:p>
              <text:list>
                <text:list-item>
                  <text:p text:style-name="P20">Permitirá detectar el progreso de las ganancias</text:p>
                  <text:list>
                    <text:list-item>
                      <text:p text:style-name="P20">Visualizar progreso</text:p>
                    </text:list-item>
                    <text:list-item>
                      <text:p text:style-name="P27">Visualizar tendencia</text:p>
                    </text:list-item>
                  </text:list>
                </text:list-item>
              </text:list>
            </text:list-item>
          </text:list>
        </text:list-item>
      </text:list>
      <text:p text:style-name="P8"/>
      <text:p text:style-name="P8">El desarrollo del sistema estará dividido en tres epatas de un mes cada una, donde la primer etapa incluira las funcionalidades, modulos, y procesos iniciales para el funcionamiento de la aplicación. Cada etapa tendrá una fecha de entrega, con esta metodología, el sistema podra ser usado incluso antes de su despliegue final. </text:p>
      <text:p text:style-name="P8"/>
      <text:p text:style-name="P9">Plazo de entrega Final: 3 meses desde el inicio del proyecto.</text:p>
      <text:p text:style-name="P9">Precio: $16000 (dieciseis mil pesos)</text:p>
      <text:p text:style-name="P8"/>
      <text:p text:style-name="P9">El pago será dividido por cada epata:</text:p>
      <text:list xml:id="list1561487063430318345" text:style-name="L6">
        <text:list-item>
          <text:p text:style-name="P3">mes $6000 (Seis mil pesos)</text:p>
        </text:list-item>
        <text:list-item>
          <text:p text:style-name="P3">mes $5000 (Cinco mil pesos)</text:p>
        </text:list-item>
        <text:list-item>
          <text:p text:style-name="P3">mes $5000 (Cinco mil pesos)</text:p>
        </text:list-item>
      </text:list>
      <text:p text:style-name="P1"/>
      <text:p text:style-name="P1">Esto no quiere decir que solo se hara un despliegue por mes, sino que a medida que el sistema vaya creciendo, se harán despliegues por grupo de funcionalidades, por ejmplo, en un mes pueden hacerse 3 despliegues con "Creacion de presupuestos", "Analisis" y "Control de caja".</text:p>
      <text:p text:style-name="P1">El testeo del sistema y la corrección de eventuales errores estan incluidos.</text:p>
      <text:p text:style-name="P1"/>
      <text:p text:style-name="P1">Estimativo de fechas de entrega y las funcionalidades que se incluirán:</text:p>
      <text:p text:style-name="P1"/>
      <text:p text:style-name="P2">Primera etapa</text:p>
      <text:list xml:id="list1658593599020740895" text:style-name="L8">
        <text:list-item>
          <text:p text:style-name="P4"><text:span text:style-name="T5">Diseño de base de datos</text:span></text:p>
        </text:list-item>
        <text:list-item>
          <text:p text:style-name="P4"><text:span text:style-name="T5">Modulos básicos y capa de control de datos</text:span></text:p>
        </text:list-item>
        <text:list-item>
          <text:p text:style-name="P4"><text:span text:style-name="T5">Arquitectura base de la aplicación</text:span></text:p>
        </text:list-item>
        <text:list-item>
          <text:p text:style-name="P17"><text:span text:style-name="T1">Diseño Web personalizado</text:span></text:p>
        </text:list-item>
        <text:list-item>
          <text:p text:style-name="P17"><text:soft-page-break/><text:span text:style-name="T1">Parametros por defecto configurables: Se crean la primera vez cuando se ejecuta la puesta en marcha de la aplicación, y sirven como información predeterminada</text:span></text:p>
          <text:list>
            <text:list-item>
              <text:p text:style-name="P12">Dos listas de precios</text:p>
              <text:list>
                <text:list-item>
                  <text:p text:style-name="P12">Minorista</text:p>
                </text:list-item>
                <text:list-item>
                  <text:p text:style-name="P12">Mayorista</text:p>
                </text:list-item>
              </text:list>
            </text:list-item>
            <text:list-item>
              <text:p text:style-name="P12">Catalogo de productos</text:p>
              <text:list>
                <text:list-item>
                  <text:p text:style-name="P12">Rubro</text:p>
                </text:list-item>
                <text:list-item>
                  <text:p text:style-name="P12">Categoria</text:p>
                </text:list-item>
                <text:list-item>
                  <text:p text:style-name="P12">SubCategoria</text:p>
                </text:list-item>
                <text:list-item>
                  <text:p text:style-name="P12">Producto</text:p>
                </text:list-item>
              </text:list>
            </text:list-item>
            <text:list-item>
              <text:p text:style-name="P12">Envase</text:p>
              <text:list>
                <text:list-item>
                  <text:p text:style-name="P15"><text:span text:style-name="T2">Define la cantidad de unidades de un determinado producto en el momento de creación de una venta</text:span></text:p>
                </text:list-item>
              </text:list>
            </text:list-item>
          </text:list>
        </text:list-item>
        <text:list-item>
          <text:p text:style-name="P12">Secciones especificas para crear nuevos elementos o moficiar elementos existentes</text:p>
          <text:list>
            <text:list-item>
              <text:p text:style-name="P12">Listas de precios</text:p>
              <text:list>
                <text:list-item>
                  <text:p text:style-name="P12">Mayorista</text:p>
                </text:list-item>
                <text:list-item>
                  <text:p text:style-name="P12">Minorista</text:p>
                </text:list-item>
              </text:list>
            </text:list-item>
            <text:list-item>
              <text:p text:style-name="P12">Catalogo de productos</text:p>
              <text:list>
                <text:list-item>
                  <text:p text:style-name="P12">Rubro</text:p>
                </text:list-item>
                <text:list-item>
                  <text:p text:style-name="P12">Categoria</text:p>
                </text:list-item>
                <text:list-item>
                  <text:p text:style-name="P12">SubCategoria</text:p>
                </text:list-item>
                <text:list-item>
                  <text:p text:style-name="P12">Producto</text:p>
                </text:list-item>
              </text:list>
            </text:list-item>
            <text:list-item>
              <text:p text:style-name="P12">Clientes</text:p>
            </text:list-item>
            <text:list-item>
              <text:p text:style-name="P12">Clientes personalizados</text:p>
              <text:list>
                <text:list-item>
                  <text:p text:style-name="P12">Se podrán configurar listas de precios, envases etc. que aplican solo a un cliente específico</text:p>
                </text:list-item>
              </text:list>
            </text:list-item>
            <text:list-item>
              <text:p text:style-name="P12">Proveedores</text:p>
            </text:list-item>
            <text:list-item>
              <text:p text:style-name="P12">Crear compra</text:p>
            </text:list-item>
            <text:list-item>
              <text:p text:style-name="P12">Crear venta</text:p>
            </text:list-item>
            <text:list-item>
              <text:p text:style-name="P12">Crear presupuesto</text:p>
            </text:list-item>
            <text:list-item>
              <text:p text:style-name="P12">Herramienta de importación de items para la carga inicial de datos</text:p>
              <text:list>
                <text:list-item>
                  <text:p text:style-name="P12">Catálogo de productos</text:p>
                </text:list-item>
                <text:list-item>
                  <text:p text:style-name="P12">Clientes</text:p>
                </text:list-item>
                <text:list-item>
                  <text:p text:style-name="P12">Listas de precios</text:p>
                </text:list-item>
              </text:list>
            </text:list-item>
          </text:list>
        </text:list-item>
        <text:list-item>
          <text:p text:style-name="P12">Despliegue inicial</text:p>
        </text:list-item>
        <text:list-item>
          <text:p text:style-name="P12">Configuración de los servidores temporales</text:p>
        </text:list-item>
      </text:list>
      <text:p text:style-name="P13"><text:span text:style-name="T2"/></text:p>
      <text:p text:style-name="P14"><text:span text:style-name="T4">Segunda etapa</text:span></text:p>
      <text:list xml:id="list42758051" text:continue-list="list8729976780115133302" text:style-name="L2">
        <text:list-item>
          <text:p text:style-name="P20">Parámetros personalizados: permite modificar los parametros por defecto al momento de la venta</text:p>
          <text:list>
            <text:list-item>
              <text:p text:style-name="P20">Cambiar precio</text:p>
            </text:list-item>
            <text:list-item>
              <text:p text:style-name="P20">Cambiar envase</text:p>
            </text:list-item>
            <text:list-item>
              <text:p text:style-name="P20">Cambiar cantidad de unidades del producto por envase</text:p>
            </text:list-item>
          </text:list>
        </text:list-item>
        <text:list-item>
          <text:p text:style-name="P20">Control de Caja</text:p>
          <text:list>
            <text:list-item>
              <text:p text:style-name="P20">Seguimiento del capital existente contabilizado por unidad de billete</text:p>
            </text:list-item>
            <text:list-item>
              <text:p text:style-name="P20">Movimientos</text:p>
            </text:list-item>
          </text:list>
        </text:list-item>
      </text:list>
      <text:p text:style-name="P18"/>
      <text:p text:style-name="P21">Tercera etapa</text:p>
      <text:list xml:id="list42757719" text:continue-numbering="true" text:style-name="L2">
        <text:list-item>
          <text:p text:style-name="P20">Reportes</text:p>
          <text:list>
            <text:list-item>
              <text:p text:style-name="P20">Control de stock</text:p>
              <text:list>
                <text:list-item>
                  <text:p text:style-name="P20">Se mostrará en pantalla o se imprimirá la trazabilidad por producto. Stock actual al momento de la consulta.</text:p>
                  <text:list>
                    <text:list-item>
                      <text:p text:style-name="P20">Independiente: por punto de venta</text:p>
                    </text:list-item>
                    <text:list-item>
                      <text:p text:style-name="P20">Consolidado: stock general</text:p>
                      <text:list>
                        <text:list-item>
                          <text:p text:style-name="P20">Permitirá detectar tranferencias de stock entre puntos de ventas</text:p>
                        </text:list-item>
                      </text:list>
                    </text:list-item>
                  </text:list>
                </text:list-item>
              </text:list>
            </text:list-item>
          </text:list>
          <text:p text:style-name="P20"/>
          <text:p text:style-name="P20"/>
          <text:list text:continue-numbering="true">
            <text:list-item>
              <text:p text:style-name="P20"><text:soft-page-break/>Ganancia</text:p>
              <text:list>
                <text:list-item>
                  <text:p text:style-name="P20">Se calcula la ganancia obtenida</text:p>
                  <text:list>
                    <text:list-item>
                      <text:p text:style-name="P20">Por producto</text:p>
                    </text:list-item>
                    <text:list-item>
                      <text:p text:style-name="P20">Por punto de venta</text:p>
                    </text:list-item>
                    <text:list-item>
                      <text:p text:style-name="P20">Por periodo</text:p>
                    </text:list-item>
                  </text:list>
                </text:list-item>
              </text:list>
            </text:list-item>
            <text:list-item>
              <text:p text:style-name="P20">Analisis</text:p>
              <text:list>
                <text:list-item>
                  <text:p text:style-name="P20">Permitirá detectar el progreso de las ganancias</text:p>
                  <text:list>
                    <text:list-item>
                      <text:p text:style-name="P20">Visualizar progreso</text:p>
                    </text:list-item>
                    <text:list-item>
                      <text:p text:style-name="P20">Visualizar tendencia</text:p>
                    </text:list-item>
                  </text:list>
                </text:list-item>
              </text:list>
            </text:list-item>
          </text:list>
        </text:list-item>
      </text:list>
      <text:p text:style-name="P18"/>
      <text:p text:style-name="P18"/>
      <text:p text:style-name="P18">Es posible que el desarrollo sea completado antes de lo previsto, en ese caso se puede llegar a un acuerdo en el pago de la correspondientes etapas.</text:p>
      <text:p text:style-name="P18"/>
      <text:p text:style-name="P18">Anexo:</text:p>
      <text:p text:style-name="P18"/>
      <text:p text:style-name="P18">Precios por el registro de nombre de dominio en NIC.AR</text:p>
      <text:p text:style-name="P18"/>
      <text:p text:style-name="P21">ZONA: .com.ar</text:p>
      <text:p text:style-name="P21">ALTA: $270 (SOLO LA PRIMERA VEZ)</text:p>
      <text:p text:style-name="P21">RENOVACION: $270 (UNA VEZ POR AÑO)</text:p>
      <text:p text:style-name="P21"/>
      <text:p text:style-name="P18">Los precios de los servicios web en la nube varian según el tipo de aplicación, por eso es mejor esperar hasta que la aplicación este completada para poder determinar con mas precisión que contratar. Mientras tanto la aplicación estará alojada en servidores locales durante su desarrollo y testeo iniciales. Pero en caso de que decidan alojarla definitivamente en dichos servidores, se podrá llegar a un acuerdo.</text:p>
      <text:p text:style-name="P18"/>
      <text:p text:style-name="P18">Como garantía se prestará un mes gratis de soporte técnico, que incluye, corrección de errores, mantenimiento general de la base de datos y la aplicacíon.</text:p>
      <text:p text:style-name="P18"/>
      <text:p text:style-name="P18">En caso de requerir nuevas funcionalidades que no estan incluidas en este documento, se realizará la presupuestación correspondient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6S</meta:editing-duration>
    <meta:editing-cycles>4</meta:editing-cycles>
    <meta:generator>OpenOffice/4.1.3$Win32 OpenOffice.org_project/413m1$Build-9783</meta:generator>
    <dc:date>2017-09-17T22:58:07.03</dc:date>
    <dc:creator>Sebastian Carrizo</dc:creator>
    <meta:document-statistic meta:table-count="0" meta:image-count="0" meta:object-count="0" meta:page-count="4" meta:paragraph-count="155" meta:word-count="1076" meta:character-count="6422"/>
    <meta:user-defined meta:name="Info 1"/>
    <meta:user-defined meta:name="Info 2"/>
    <meta:user-defined meta:name="Info 3"/>
    <meta:user-defined meta:name="Info 4"/>
  </office:meta>
</office:document-meta>
</file>